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6.796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1.79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535cm" fo:break-before="auto" style:use-optimal-row-height="false"/>
    </style:style>
    <style:style style:name="ro4" style:family="table-row">
      <style:table-row-properties style:row-height="2.778cm" fo:break-before="auto" style:use-optimal-row-height="false"/>
    </style:style>
    <style:style style:name="ro5" style:family="table-row">
      <style:table-row-properties style:row-height="2.311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Aktuální_20_soudní_20_spory">
      <style:table-properties table:display="true" style:writing-mode="lr-tb" tableooo:tab-color="#ffff00"/>
    </style:style>
    <style:style style:name="ce1" style:family="table-cell" style:parent-style-name="normální_5f_List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normální_5f_List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ální_5f_Lis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ální_5f_Lis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normální_5f_List1" style:data-style-name="N114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ktuální soudní spory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6"/>
        <table:table-column table:style-name="co7" table:default-cell-style-name="ce6"/>
        <table:table-column table:style-name="co8" table:default-cell-style-name="ce6"/>
        <table:table-column table:style-name="co9" table:number-columns-repeated="249" table:default-cell-style-name="ce6"/>
        <table:table-column table:style-name="co9" table:number-columns-repeated="767" table:default-cell-style-name="Default"/>
        <table:table-row table:style-name="ro1">
          <table:table-cell table:style-name="ce1" table:number-columns-spanned="8" table:number-rows-spanned="1"/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POŘ. Č.</text:p>
          </table:table-cell>
          <table:table-cell table:style-name="ce7" office:value-type="string" calcext:value-type="string" table:number-columns-spanned="1" table:number-rows-spanned="2">
            <text:p>PŘEDMĚT SOUDNÍHO ŘÍZENÍ - PODROBNĚ</text:p>
          </table:table-cell>
          <table:table-cell table:style-name="ce7" office:value-type="string" calcext:value-type="string" table:number-columns-spanned="1" table:number-rows-spanned="2">
            <text:p>Spisová značka a poř.č.</text:p>
          </table:table-cell>
          <table:table-cell table:style-name="ce7" office:value-type="string" calcext:value-type="string" table:number-columns-spanned="1" table:number-rows-spanned="2">
            <text:p>JMÉNO ZASTUPUJÍCÍHO ADVOKÁTA DLE PLNÉ MOCI</text:p>
          </table:table-cell>
          <table:table-cell table:style-name="ce11" office:value-type="string" calcext:value-type="string" table:number-columns-spanned="1" table:number-rows-spanned="2">
            <text:p>ADVOKÁTNÍ KANCELÁŘ</text:p>
          </table:table-cell>
          <table:table-cell table:style-name="ce12" office:value-type="string" calcext:value-type="string" table:number-columns-spanned="1" table:number-rows-spanned="2">
            <text:p>DOSAVADNÍ NÁKLADY PRÁVNÍHO ZASTOUPENÍ V KČ</text:p>
          </table:table-cell>
          <table:table-cell table:style-name="ce12" office:value-type="string" calcext:value-type="string" table:number-columns-spanned="1" table:number-rows-spanned="2">
            <text:p>PROTISTRANA</text:p>
          </table:table-cell>
          <table:table-cell table:style-name="ce7" office:value-type="string" calcext:value-type="string" table:number-columns-spanned="1" table:number-rows-spanned="2">
            <text:p>Stadium řízení</text:p>
          </table:table-cell>
          <table:table-cell table:style-name="ce17" table:number-columns-repeated="1016"/>
        </table:table-row>
        <table:table-row table:style-name="ro3">
          <table:covered-table-cell table:style-name="ce2"/>
          <table:covered-table-cell table:number-columns-repeated="3" table:style-name="ce7"/>
          <table:covered-table-cell table:style-name="ce11"/>
          <table:covered-table-cell table:number-columns-repeated="2" table:style-name="ce12"/>
          <table:covered-table-cell table:style-name="ce7"/>
          <table:table-cell table:style-name="ce17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Žaloba proti rozhodnutí OKC MHMP ze dne 17. 1. 2012 na úseku svobodného přístupu k informacím (Městský soud v Praze <text:s text:c="25"/>č.j. 6 A 46/2012)</text:p>
          </table:table-cell>
          <table:table-cell table:style-name="ce3" office:value-type="string" calcext:value-type="string">
            <text:p>S-MHMP 11924/2012 PR/OKC/3/003/2012</text:p>
          </table:table-cell>
          <table:table-cell table:style-name="ce3" office:value-type="string" calcext:value-type="string">
            <text:p>JUDr. Jan Kříž</text:p>
          </table:table-cell>
          <table:table-cell table:style-name="ce3" office:value-type="string" calcext:value-type="string">
            <text:p>AK Kříž a partneři s.r.o.</text:p>
          </table:table-cell>
          <table:table-cell table:style-name="ce13" office:value-type="float" office:value="0" calcext:value-type="float">
            <text:p>0,00 Kč</text:p>
          </table:table-cell>
          <table:table-cell table:style-name="ce3" office:value-type="string" calcext:value-type="string">
            <text:p>Ing. Jiří Hovorka</text:p>
          </table:table-cell>
          <table:table-cell table:style-name="ce3" office:value-type="string" calcext:value-type="string">
            <text:p>1. instance</text:p>
          </table:table-cell>
          <table:table-cell table:style-name="ce17" table:number-columns-repeated="101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Žaloba proti rozhodnutí OKC MHMP ze dne 11. 4. 2012 na úseku svobodného přístupu k informacím (Městský soud v Praze <text:s text:c="25"/>č.j. 3 A 68/2012)</text:p>
          </table:table-cell>
          <table:table-cell table:style-name="ce4" office:value-type="string" calcext:value-type="string">
            <text:p>S-MHMP 352569/2012 PR/OKC/3/037/2012</text:p>
          </table:table-cell>
          <table:table-cell table:style-name="ce3" office:value-type="string" calcext:value-type="string">
            <text:p>JUDr. Jan Kříž</text:p>
          </table:table-cell>
          <table:table-cell table:style-name="ce3" office:value-type="string" calcext:value-type="string">
            <text:p>AK Kříž a partneři s.r.o.</text:p>
          </table:table-cell>
          <table:table-cell table:style-name="ce14" office:value-type="float" office:value="0" calcext:value-type="float">
            <text:p>0,00 Kč</text:p>
          </table:table-cell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Žaloba proti rozhodnutí OKC MHMP ze dne 21. 6. 2012 na úseku svobodného přístupu k informacím (Městský soud v Praze <text:s text:c="25"/>č.j. 5 A 143/2012)</text:p>
          </table:table-cell>
          <table:table-cell table:style-name="ce4" office:value-type="string" calcext:value-type="string">
            <text:p>S-MHMP 775248/2012 PR/OKC/3/075/2012 </text:p>
          </table:table-cell>
          <table:table-cell table:style-name="ce4" table:number-columns-repeated="2"/>
          <table:table-cell table:style-name="ce14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Žaloba proti rozhodnutí OKC MHMP ze dne 21. 8. 2012 na úseku svobodného přístupu k informacím (Městský soud v Praze č.j. 11 A 166/2012; NSS č.j. 4 As 50/2014)</text:p>
          </table:table-cell>
          <table:table-cell table:style-name="ce4" office:value-type="string" calcext:value-type="string">
            <text:p>S-MHMP 1024853/2012 PR/OKC/3/091/2012</text:p>
          </table:table-cell>
          <table:table-cell table:style-name="ce4" table:number-columns-repeated="2"/>
          <table:table-cell table:style-name="ce14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 <text:s text:c="15"/>(po odvolacím řízení)</text:p>
          </table:table-cell>
          <table:table-cell table:number-columns-repeated="1016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Žaloba proti rozhodnutí OKC MHMP ze dne 17. 9. 2012 na úseku svobodného přístupu k informacím (Městský soud v Praze <text:s text:c="25"/>č.j. 6 A 179/2012)</text:p>
          </table:table-cell>
          <table:table-cell table:style-name="ce4" office:value-type="string" calcext:value-type="string">
            <text:p>S-MHMP 1156623/2012 PR/OKC/3/108/2012 </text:p>
          </table:table-cell>
          <table:table-cell table:style-name="ce4" table:number-columns-repeated="2"/>
          <table:table-cell table:style-name="ce14"/>
          <table:table-cell table:style-name="ce4" office:value-type="string" calcext:value-type="string">
            <text:p>Ing. Jan Lukeš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Žaloba proti rozhodnutí OKC MHMP ze dne 7. 11. 2012 na úseku svobodného přístupu k informacím (Městský soud v Praze <text:s text:c="25"/>č.j. 9 A 11/2013)</text:p>
          </table:table-cell>
          <table:table-cell table:style-name="ce5" office:value-type="string" calcext:value-type="string">
            <text:p>S-MHMP 1396141/2012 PR/OKC/3/134/2012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Žaloba proti rozhodnutí OKC MHMP ze dne 12. 3. 2013 na úseku svobodného přístupu k informacím (Městský soud v Praze <text:s text:c="25"/>č.j. 11 A 66/2013)</text:p>
          </table:table-cell>
          <table:table-cell table:style-name="ce5" office:value-type="string" calcext:value-type="string">
            <text:p>S-MHMP 146303/2013 PR/OKC/3/045/2013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Žaloba proti rozhodnutí OKC MHMP ze dne 16. 5. 2013 na úseku svobodného přístupu k informacím (Městský soud v Praze <text:s text:c="25"/>č.j. 3 A 80/2013)</text:p>
          </table:table-cell>
          <table:table-cell table:style-name="ce5" office:value-type="string" calcext:value-type="string">
            <text:p>S-MHMP 337162/2013 PR/OKC/3/084/2013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Žaloba proti rozhodnutí OKC MHMP ze dne 2. 9. 2013 na úseku svobodného přístupu k informacím (Městský soud v Praze <text:s text:c="26"/>č.j. 11 A 165/2013) </text:p>
          </table:table-cell>
          <table:table-cell table:style-name="ce5" office:value-type="string" calcext:value-type="string">
            <text:p>S-MHMP 918054/2013 PR/OKC/3/180/2013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Žaloba proti rozhodnutí OKC MHMP ze dne 4. 12. 2013 na úseku svobodného přístupu k informacím (Městský soud v Praze <text:s text:c="25"/>B9č.j. 11 A 5/2014)</text:p>
          </table:table-cell>
          <table:table-cell table:style-name="ce5" office:value-type="string" calcext:value-type="string">
            <text:p>S-MHMP 1441733/2013 PR/OKC/3/220/2013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Žaloba proti rozhodnutí OKC MHMP ze dne 4. 2. 2014 na úseku svobodného přístupu k informacím (Městský soud v Praze <text:s text:c="25"/>č.j. 8 A 64/2014)</text:p>
          </table:table-cell>
          <table:table-cell table:style-name="ce5" office:value-type="string" calcext:value-type="string">
            <text:p>S-MHMP 1550373/2013 PR/OKC/3/232/2013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Žaloba proti rozhodnutí OKC MHMP ze dne 25. 4. 2014 na úseku svobodného přístupu k informacím (Městský soud v Praze <text:s text:c="25"/>č.j. 5 A 103/2014)</text:p>
          </table:table-cell>
          <table:table-cell table:style-name="ce5" office:value-type="string" calcext:value-type="string">
            <text:p>S-MHMP 523551/2014 PR/OKC/3/031/2014</text:p>
          </table:table-cell>
          <table:table-cell table:style-name="ce5" table:number-columns-repeated="2"/>
          <table:table-cell table:style-name="ce15"/>
          <table:table-cell table:style-name="ce3" office:value-type="string" calcext:value-type="string">
            <text:p>Ing. Jiří Hovorka</text:p>
          </table:table-cell>
          <table:table-cell table:style-name="ce4" office:value-type="string" calcext:value-type="string">
            <text:p>1. instance</text:p>
          </table:table-cell>
          <table:table-cell table:number-columns-repeated="1016"/>
        </table:table-row>
        <table:table-row table:style-name="ro6" table:number-rows-repeated="7">
          <table:table-cell table:number-columns-repeated="1024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2" number:min-integer-digits="1" number:grouping="true"/>
      <number:text> Kč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_2013__20_Zvýraznění1" style:display-name="20 % – Zvýraznění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2" style:display-name="20 % – Zvýraznění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3" style:display-name="20 % – Zvýraznění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4" style:display-name="20 % – Zvýraznění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5" style:display-name="20 % – Zvýraznění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0__25__20__2013__20_Zvýraznění6" style:display-name="20 % – Zvýraznění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1" style:display-name="40 % – Zvýraznění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2" style:display-name="40 % – Zvýraznění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3" style:display-name="40 % – Zvýraznění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4" style:display-name="40 % – Zvýraznění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5" style:display-name="40 % – Zvýraznění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0__25__20__2013__20_Zvýraznění6" style:display-name="40 % – Zvýraznění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1" style:display-name="60 % – Zvýraznění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2" style:display-name="60 % – Zvýraznění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3" style:display-name="60 % – Zvýraznění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4" style:display-name="60 % – Zvýraznění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5" style:display-name="60 % – Zvýraznění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0__25__20__2013__20_Zvýraznění6" style:display-name="60 % – Zvýraznění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kem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ybně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ntrolní_20_buňka" style:display-name="Kontrolní buňka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dpis_20_1" style:display-name="Nadpis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Nadpis_20_2" style:display-name="Nadpis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Nadpis_20_3" style:display-name="Nadpis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dpis_20_4" style:display-name="Nadpis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eutrální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5f_List1" style:display-name="normální_Lis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ázev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oznámka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opojená_20_buňka" style:display-name="Propojená buňk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právně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upozornění" style:display-name="Text upozornění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stup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ysvětlující_20_text" style:display-name="Vysvětlující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Výpočet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ýstup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Zvýraznění_20_1" style:display-name="Zvýraznění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2" style:display-name="Zvýraznění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3" style:display-name="Zvýraznění 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4" style:display-name="Zvýraznění 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5" style:display-name="Zvýraznění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výraznění_20_6" style:display-name="Zvýraznění 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0.762cm" fo:margin-right="0.914cm" style:first-page-number="continue" style:scale-to="100%" style:writing-mode="lr-tb"/>
      <style:header-style>
        <style:header-footer-properties fo:min-height="0.75cm" fo:margin-left="1.138cm" fo:margin-right="0.986cm" fo:margin-bottom="0cm"/>
      </style:header-style>
      <style:footer-style>
        <style:header-footer-properties fo:min-height="0.75cm" fo:margin-left="1.138cm" fo:margin-right="0.98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ktuální_20_soudní_20_spory" style:display-name="PageStyle_Aktuální soudní sp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</meta:initial-creator>
    <meta:creation-date>2012-01-10T17:46:06</meta:creation-date>
    <dc:creator>INF</dc:creator>
    <dc:date>2014-12-17T11:49:40</dc:date>
    <meta:print-date>2014-12-17T11:48:48</meta:print-date>
    <meta:editing-duration>P15824DT17H31M44S</meta:editing-duration>
    <meta:document-statistic meta:table-count="1" meta:cell-count="74" meta:object-count="0"/>
    <meta:generator>LibreOffice/4.2.6.3$Linux_X86_64 LibreOffice_project/420m0$Build-3</meta:generator>
  </office:meta>
</office:document-meta>
</file>